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587D810758411371E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b3885"/>
    </style:style>
    <style:style style:name="P2" style:family="paragraph" style:parent-style-name="Standard">
      <style:text-properties officeooo:paragraph-rsid="005145cc"/>
    </style:style>
    <style:style style:name="P3" style:family="paragraph" style:parent-style-name="Standard">
      <style:text-properties officeooo:paragraph-rsid="00561f25"/>
    </style:style>
    <style:style style:name="P4" style:family="paragraph" style:parent-style-name="Standard">
      <style:text-properties officeooo:rsid="0057016e" officeooo:paragraph-rsid="0057016e"/>
    </style:style>
    <style:style style:name="P5" style:family="paragraph" style:parent-style-name="List_20_Contents">
      <style:text-properties fo:font-style="normal" fo:font-weight="bold" officeooo:rsid="005145cc" officeooo:paragraph-rsid="006aeff4" style:font-style-asian="normal" style:font-weight-asian="bold" style:font-style-complex="normal" style:font-weight-complex="bold"/>
    </style:style>
    <style:style style:name="P6" style:family="paragraph" style:parent-style-name="Heading_20_1" style:master-page-name="Standard">
      <style:paragraph-properties fo:text-align="start" style:justify-single-word="false" style:page-number="auto"/>
      <style:text-properties fo:language="pt" fo:country="BR" fo:font-style="normal" fo:font-weight="bold" officeooo:rsid="00561f25" officeooo:paragraph-rsid="00561f25" style:font-style-asian="normal" style:font-weight-asian="bold" style:font-style-complex="normal" style:font-weight-complex="bold"/>
    </style:style>
    <style:style style:name="P7" style:family="paragraph" style:parent-style-name="Heading_20_3">
      <style:text-properties officeooo:paragraph-rsid="005145cc"/>
    </style:style>
    <style:style style:name="P8" style:family="paragraph" style:parent-style-name="Heading_20_3">
      <style:text-properties fo:language="pt" fo:country="BR" officeooo:paragraph-rsid="00561f25"/>
    </style:style>
    <style:style style:name="P9" style:family="paragraph" style:parent-style-name="Standard">
      <style:text-properties officeooo:paragraph-rsid="00561f25"/>
    </style:style>
    <style:style style:name="P10" style:family="paragraph" style:parent-style-name="Standard">
      <style:text-properties officeooo:rsid="006a8af0" officeooo:paragraph-rsid="006a8af0"/>
    </style:style>
    <style:style style:name="T1" style:family="text">
      <style:text-properties fo:font-style="italic" officeooo:rsid="0057016e" style:font-style-asian="italic" style:font-style-complex="italic"/>
    </style:style>
    <style:style style:name="T2" style:family="text">
      <style:text-properties fo:font-style="italic" officeooo:rsid="00561f25" style:font-style-asian="italic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561f25"/>
    </style:style>
    <style:style style:name="T5" style:family="text">
      <style:text-properties fo:language="pt" fo:country="BR" officeooo:rsid="0057016e"/>
    </style:style>
    <style:style style:name="T6" style:family="text">
      <style:text-properties fo:language="pt" fo:country="BR" fo:font-style="italic" officeooo:rsid="0057016e" style:font-style-asian="italic" style:font-style-complex="italic"/>
    </style:style>
    <style:style style:name="T7" style:family="text">
      <style:text-properties fo:language="pt" fo:country="BR" fo:font-weight="bold" style:font-weight-asian="bold" style:font-weight-complex="bold"/>
    </style:style>
    <style:style style:name="T8" style:family="text">
      <style:text-properties fo:language="pt" fo:country="BR" fo:font-weight="bold" officeooo:rsid="0057016e" style:font-weight-asian="bold" style:font-weight-complex="bold"/>
    </style:style>
    <style:style style:name="T9" style:family="text">
      <style:text-properties fo:language="pt" fo:country="BR" fo:font-weight="bold" officeooo:rsid="00561f25" style:font-weight-asian="bold" style:font-weight-complex="bold"/>
    </style:style>
    <style:style style:name="T10" style:family="text">
      <style:text-properties fo:language="pt" fo:country="BR" fo:font-weight="bold" officeooo:rsid="0065e8dd" style:font-weight-asian="bold" style:font-weight-complex="bold"/>
    </style:style>
    <style:style style:name="T11" style:family="text">
      <style:text-properties fo:language="pt" fo:country="BR" fo:font-weight="bold" officeooo:rsid="00679cc1" style:font-weight-asian="bold" style:font-weight-complex="bold"/>
    </style:style>
    <style:style style:name="T12" style:family="text">
      <style:text-properties fo:language="pt" fo:country="BR" officeooo:rsid="006aeff4"/>
    </style:style>
    <style:style style:name="T13" style:family="text">
      <style:text-properties fo:language="pt" fo:country="BR" fo:font-weight="normal" officeooo:rsid="0057016e" style:font-weight-asian="normal" style:font-weight-complex="normal"/>
    </style:style>
    <style:style style:name="T14" style:family="text">
      <style:text-properties fo:language="pt" fo:country="BR" fo:font-weight="normal" officeooo:rsid="005c8db0" style:font-weight-asian="normal" style:font-weight-complex="normal"/>
    </style:style>
    <style:style style:name="T15" style:family="text">
      <style:text-properties fo:language="pt" fo:country="BR" officeooo:rsid="005c8db0"/>
    </style:style>
    <style:style style:name="T16" style:family="text">
      <style:text-properties fo:language="pt" fo:country="BR" officeooo:rsid="0065e8dd"/>
    </style:style>
    <style:style style:name="T17" style:family="text">
      <style:text-properties fo:language="pt" fo:country="BR" officeooo:rsid="00679cc1"/>
    </style:style>
    <style:style style:name="T18" style:family="text">
      <style:text-properties officeooo:rsid="00561f25"/>
    </style:style>
    <style:style style:name="T19" style:family="text">
      <style:text-properties fo:color="#c9211e" loext:opacity="100%" fo:language="pt" fo:country="BR" fo:font-style="italic" fo:font-weight="normal" officeooo:rsid="004b3885" style:font-style-asian="italic" style:font-weight-asian="normal" style:font-style-complex="italic" style:font-weight-complex="normal"/>
    </style:style>
    <style:style style:name="T20" style:family="text">
      <style:text-properties fo:color="#c9211e" loext:opacity="100%" fo:language="pt" fo:country="BR" fo:font-style="italic" fo:font-weight="normal" officeooo:rsid="004e0ac5" style:font-style-asian="italic" style:font-weight-asian="normal" style:font-style-complex="italic" style:font-weight-complex="normal"/>
    </style:style>
    <style:style style:name="T21" style:family="text">
      <style:text-properties fo:color="#c9211e" loext:opacity="100%" fo:language="pt" fo:country="BR" fo:font-style="italic" fo:font-weight="normal" officeooo:rsid="004c09d8" style:font-style-asian="italic" style:font-weight-asian="normal" style:font-style-complex="italic" style:font-weight-complex="normal"/>
    </style:style>
    <style:style style:name="T22" style:family="text">
      <style:text-properties officeooo:rsid="0057016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5853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erícias Genéricas do Sistema Venturo D10</text:h>
      <text:p text:style-name="P1"><text:span text:style-name="T19">Copie a estrutura a baixo para cada </text:span><text:span text:style-name="T20">Perícia</text:span><text:span text:style-name="T19"> de seu cenário </text:span><text:span text:style-name="T21">(Delete esse parágrafo quando iniciar sua criação)</text:span></text:p>
      <text:h text:style-name="P7" text:outline-level="3"><text:span text:style-name="T3">Perícias </text:span><text:span text:style-name="T4">Físicas </text:span><text:span text:style-name="T5">(</text:span><text:span text:style-name="T6">DES, FOR E CON</text:span><text:span text:style-name="T5">)</text:span></text:h>
      <text:p text:style-name="P2"><text:span text:style-name="T8">Acrobacia (Des) </text:span><text:span text:style-name="T5">– Habilidade de dar saltos mortais, estrelas, saltos acrobáticos e etc. Pode ser usada como defesa em combates, ou em ações ofensivas.</text:span></text:p>
      <text:p text:style-name="P2"><text:span text:style-name="T8">Acrobacia Marítima (Des) </text:span><text:span text:style-name="T5">– Habilidade de realizar manobras acrobáticas em ambientes aquáticos, como nadar em correntes fortes ou evitar perigos marinhos.</text:span></text:p>
      <text:p text:style-name="P2"><text:span text:style-name="T8">Armas Brancas (Des ou For)</text:span><text:span text:style-name="T5"> – Perícia que envolve todos os tipos de armas brancas.</text:span></text:p>
      <text:p text:style-name="P2"><text:span text:style-name="T8">Armas de Energia (Des)</text:span><text:span text:style-name="T5"> – Perícia que envolve a manipulação de todo o tipo de arma onde sua munição é dada por baterias.</text:span></text:p>
      <text:p text:style-name="P2"><text:span text:style-name="T8">Armas de Fogo (Des) </text:span><text:span text:style-name="T5">– Perícia que envolve a manipulação de todo tipo de arma de fogo.</text:span></text:p>
      <text:p text:style-name="P2"><text:span text:style-name="T8">Armas de Antimatéria (Des) </text:span><text:span text:style-name="T5">– Perícia usada para manipulação de armas de antimatéria.</text:span></text:p>
      <text:p text:style-name="P2"><text:span text:style-name="Strong_20_Emphasis"><text:span text:style-name="T5">Arquearia </text:span></text:span><text:span text:style-name="Strong_20_Emphasis"><text:span text:style-name="T15">(Des) </text:span></text:span><text:span text:style-name="Strong_20_Emphasis"><text:span text:style-name="T14">– </text:span></text:span><text:span text:style-name="T5">A perícia de Arquearia representa a habilidade de manusear e disparar armas de longo alcance, como arcos e bestas, com precisão e eficiência. Personagens com treinamento em Arquearia são capazes de acertar alvos a grandes distâncias, ajustar sua mira para compensar o vento e a gravidade, e escolher o tipo certo de flecha ou virote para maximizar o impacto. Esta perícia também inclui conhecimentos sobre manutenção de arcos, cordas e flechas, garantindo que o equipamento esteja sempre em condições ideais para o combate. Além disso, a Arquearia envolve técnicas de emboscada e a capacidade de atirar em movimento ou sob pressão, fazendo desta uma perícia essencial para caçadores, exploradores e guerreiros que preferem manter seus inimigos à distância.</text:span></text:p>
      <text:p text:style-name="P2"><text:span text:style-name="T8">Arremesso (Des ou For) </text:span><text:span text:style-name="T5">– Essa perícia serve para ações onde o jogador quer atirar uma lâmina ou objeto contra um oponente.</text:span></text:p>
      <text:p text:style-name="P2"><text:span text:style-name="T8">Arte da Fuga (Des) </text:span><text:span text:style-name="T5">– Perícia que dá ao personagem a capacidade de escapar de amarras, correntes ou algemas, rastejar por espaços pequenos, entre outras coisas.</text:span></text:p>
      <text:p text:style-name="P2"><text:span text:style-name="T8">Atletismo (Des ou For) </text:span><text:span text:style-name="T5">– Perícia que trabalha com todo o tipo de atividade física de grande esforço, como correr, nadar, saltar e etc.</text:span></text:p>
      <text:p text:style-name="P2"><text:span text:style-name="T8">Artes Marciais (Des)</text:span><text:span text:style-name="T5"> – Essa perícia dá ao personagem a capacidade de saber uma ou mais artes marciais. Ela deve ser especificada na sua história.</text:span></text:p>
      <text:p text:style-name="P2"><text:span text:style-name="T8">Alpinista (Des ou For) </text:span><text:span text:style-name="T5">– essa perícia fornece ao personagem a capacidade de escalar montanhas, picos, rochas, etc.</text:span></text:p>
      <text:p text:style-name="P2"><text:span text:style-name="T8">Esquiva (Des)</text:span><text:span text:style-name="T5"> – Capacidade de se esquivar de algum golpe. N.T.: não existe esquiva para projeteis.</text:span></text:p>
      <text:p text:style-name="P2"><text:span text:style-name="T8">Furto (Des) </text:span><text:span text:style-name="T5">– Habilidade de furtar.</text:span></text:p>
      <text:p text:style-name="P2"><text:soft-page-break/><text:span text:style-name="T8">Briga (For ou Des) </text:span><text:span text:style-name="T5">– Luta de rua, sem técnica e brutal.</text:span></text:p>
      <text:p text:style-name="P2"><text:span text:style-name="T8">Mergulho (Con)</text:span><text:span text:style-name="T5"> – Habilidade de nadar em grandes profundidades e lidar com a pressão das águas profundas.</text:span></text:p>
      <text:p text:style-name="P2"><text:span text:style-name="T8">Montaria (Des) </text:span><text:span text:style-name="T5">– Capacidade de conduzir montarias como cavalos ou outros animais.</text:span></text:p>
      <text:p text:style-name="P2"><text:span text:style-name="T8">Conduzir (Des) </text:span><text:span text:style-name="T5">– Perícia usada para conduzir veículos como carro, moto, barco e etc.</text:span></text:p>
      <text:p text:style-name="P2"><text:span text:style-name="T8">Esconder-se (Des ou For)</text:span><text:span text:style-name="T5"> – Técnica de camuflagem, esconder-se da vista do oponente, se ocultar nas sombras, passar despercebido.</text:span></text:p>
      <text:p text:style-name="P2"><text:span text:style-name="T8">Piloto (Des) </text:span><text:span text:style-name="T5">– Essa perícia é responsável pela habilidade do personagem de pilotar aviões de médio ou pequeno porte.</text:span></text:p>
      <text:p text:style-name="P4"><text:span text:style-name="T7">Piloto Espacial (Des)</text:span><text:span text:style-name="T3"> – Essa pericia está relacionado a habilidade de conduzir veículos espaciais.</text:span></text:p>
      <text:p text:style-name="P2"><text:span text:style-name="T8">Equilíbrio (Des)</text:span><text:span text:style-name="T5"> – capacidade de se equilibrar em superfícies estreitas, andar em cabos de aço, etc.</text:span></text:p>
      <text:p text:style-name="P2"><text:span text:style-name="T8">Furtividade (Des) </text:span><text:span text:style-name="T5">– Aproximar-se sem ser notado, perseguir sem ser visto, andar silenciosamente.</text:span></text:p>
      <text:p text:style-name="P2"><text:span text:style-name="T8">Resistência a Venenos (Con)</text:span><text:span text:style-name="T5"> – Habilidade de resistir a efeitos causados por venenos.</text:span></text:p>
      <text:p text:style-name="P2"><text:span text:style-name="T8">Resistência ao Ambiente (Con) </text:span><text:span text:style-name="T5">– Capacidade de suportar condições ambientais extremas, como calor intenso, frio extremo, pressões elevadas e etc.</text:span></text:p>
      <text:p text:style-name="P2"><text:span text:style-name="T8">Piloto de Mecha (Des)</text:span><text:span text:style-name="T5"> – Essa perícia é usada toda vez que sua ação esteja sendo realizada dentro de um MECH.</text:span></text:p>
      <text:h text:style-name="P8" text:outline-level="3">Perícias <text:span text:style-name="T18">Sociais </text:span><text:span text:style-name="T24">(</text:span><text:span text:style-name="T2">CAR OU SAB</text:span><text:span text:style-name="T24">)</text:span></text:h>
      <text:p text:style-name="P3"><text:span text:style-name="T23">Artista (Car) </text:span>– Atuação em teatro, cinema, filmes, capacidade de atuar, pode ser para atores, dançarinos, artistas de circo e etc.<text:span text:style-name="T4"/></text:p>
      <text:p text:style-name="P3"><text:span text:style-name="T23">Convencimento (Car ou Sab) </text:span>– Convencer e mudar a opinião de outra pessoa.<text:span text:style-name="T4"/></text:p>
      <text:p text:style-name="P3"><text:span text:style-name="T23">Debate (Car ou Sab)</text:span> – Habilidade de debater e vencer debates.<text:span text:style-name="T4"/></text:p>
      <text:p text:style-name="P3"><text:span text:style-name="T23">Diplomacia (Car ou Sab)</text:span> – Realizar acordos, convencer pessoas, oferecer propostas e ter reações positivas.<text:span text:style-name="T4"/></text:p>
      <text:p text:style-name="P3"><text:span text:style-name="T23">Empatia (Car) </text:span>– Habilidade de sentir e perceber o que os outros estão sentindo.<text:span text:style-name="T4"/></text:p>
      <text:p text:style-name="P3"><text:span text:style-name="T23">Lidar com Animais (Car) </text:span>– Habilidade de domar, acalmar e lidar com animais.<text:span text:style-name="T4"/></text:p>
      <text:p text:style-name="P3"><text:span text:style-name="T23">Liderança (Car ou Sab) </text:span>– Habilidade de liderar, comandar equipes etc.<text:span text:style-name="T4"/></text:p>
      <text:p text:style-name="P3"><text:span text:style-name="T23">Manipulação (Car ou Sab) </text:span>– enganar, manipular, mentir de maneira convincente.<text:span text:style-name="T4"/></text:p>
      <text:p text:style-name="P3"><text:span text:style-name="T23">Manha (Int, Car ou Sab)</text:span> – Saber criar contatos, conseguir informações, etc.<text:span text:style-name="T4"/></text:p>
      <text:p text:style-name="P3"><text:span text:style-name="T23">Mentir (Car ou Sab) </text:span>– Saber mentir de maneira convincente.<text:span text:style-name="T4"/></text:p>
      <text:p text:style-name="P3"><text:span text:style-name="T23">Intimidação (Car) </text:span>– habilidade para intimidar outras pessoas, causar medo e forçar sua autoridade <text:soft-page-break/>nos outros.<text:span text:style-name="T4"/></text:p>
      <text:p text:style-name="P3"><text:span text:style-name="T23">Suborno (Car ou Int)</text:span> – Habilidade de persuadir pessoas através de subornos, seja com dinheiro, favores, ou promessas.<text:span text:style-name="T4"/></text:p>
      <text:p text:style-name="P3"><text:span text:style-name="T23">Falar em público (Car) </text:span>– Habilidade de lidar com uma plateia e impressionar com suas palavras, sem sentir timidez.<text:span text:style-name="T4"/></text:p>
      <text:p text:style-name="P3"><text:span text:style-name="T23">Sentir motivação (Car) </text:span>– Saber se uma pessoa está mentindo, entender os sentimentos de uma pessoa.<text:span text:style-name="T4"/></text:p>
      <text:p text:style-name="P3"><text:span text:style-name="T23">Sedução (Car) </text:span>– habilidade para seduzir, manipular emocionalmente, fingir sentimentos amorosos de maneira convincente, charme.<text:span text:style-name="T4"/></text:p>
      <text:h text:style-name="P8" text:outline-level="3"><text:span text:style-name="T18">Perícias Mentais </text:span><text:span text:style-name="T22">(</text:span><text:span text:style-name="T1">INT OU SAB</text:span><text:span text:style-name="T22">)</text:span></text:h>
      <text:p text:style-name="P3"><text:span text:style-name="T8">Ofício </text:span><text:span text:style-name="T11">Genérico</text:span><text:span text:style-name="T8"> (Int ou Sab) </text:span><text:span text:style-name="T5">– </text:span><text:span text:style-name="T17">Esta perícia representa o conhecimento e a habilidade em um ofício específico dentro do cenário, como ferreiro, alquimista, carpinteiro, curandeiro, entre outros. Cada vez que esta perícia é escolhida, o jogador deve especificar o ofício em que o personagem é especializado. A perícia abrange todas as técnicas, ferramentas, e conhecimentos necessários para realizar as tarefas relacionadas ao ofício escolhido, incluindo a criação, manutenção, e reparo de itens, bem como o reconhecimento de materiais e processos relacionados.</text:span></text:p>
      <text:p text:style-name="P10"><text:span text:style-name="T11">A</text:span><text:span text:style-name="T7">rmadilhas (Sab) </text:span><text:span text:style-name="T3">– A perícia engloba o conhecimento, a habilidade e a destreza necessárias para lidar com armadilhas de diferentes tipos e complexidades. Aqueles proficientes nessa perícia podem detectar, desarmar, montar e criar armadilhas com precisão, utilizando uma variedade de recursos e ferramentas.</text:span></text:p>
      <text:p text:style-name="Standard"><text:span text:style-name="T23">Sobrevivência (Sab) </text:span>– Conhecimento de técnicas de sobrevivência, como encontrar água, construir abrigos, acender fogo, caçar e pescar em ambientes hostis.</text:p>
      <text:p text:style-name="P5"><text:span text:style-name="T12">Ocultismo</text:span><text:span text:style-name="T5"> (</text:span><text:span text:style-name="T12">Sab</text:span><text:span text:style-name="T5">) </text:span><text:span text:style-name="T13">–</text:span><text:span text:style-name="T5"> </text:span><text:span text:style-name="T13">A perícia em Ocultismo representa o conhecimento profundo e a compreensão dos aspectos ocultos e esotéricos do mundo. </text:span></text:p>
      <text:p text:style-name="P3"><text:span text:style-name="T9">Administração (Int) </text:span><text:span text:style-name="T4">– Conhecimento de gerência, liderança, hierarquia corporativa e etc.</text:span></text:p>
      <text:p text:style-name="P3"><text:span text:style-name="T9">Arrombamento (Int)</text:span><text:span text:style-name="T4"> – Saber abrir fechaduras, abrir portas, cofres, entre outros.</text:span></text:p>
      <text:p text:style-name="P3"><text:span text:style-name="T9">Biólogo (Sab)</text:span><text:span text:style-name="T4"> – conhecimento acadêmico sobre biologia.</text:span></text:p>
      <text:p text:style-name="P3"><text:span text:style-name="T9">Cartografia (Sab)</text:span><text:span text:style-name="T4"> – Habilidade de criar mapas, de mapear locais desconhecidos e etc.</text:span></text:p>
      <text:p text:style-name="P3"><text:span text:style-name="T9">Ciência Forense (Int)</text:span><text:span text:style-name="T4"> – Conhecimento técnico e acadêmico sobre causas dos crimes, causas de mortes, autópsias e afins.</text:span></text:p>
      <text:p text:style-name="P3"><text:span text:style-name="T9">Comércio (Int ou Sab) </text:span><text:span text:style-name="T4">– Perícia que envolve negociação, reconhecer o melhor preço e etc.</text:span></text:p>
      <text:p text:style-name="P3"><text:span text:style-name="T9">Computadores (Int ou Sab) </text:span><text:span text:style-name="T4">– Essa perícia está relacionada a capacidade de manipular computadores, intender programação e tudo voltado a computação.</text:span></text:p>
      <text:p text:style-name="P3"><text:span text:style-name="T9">Contabilidade (Int) </text:span><text:span text:style-name="T4">– Conhecimento de balanço de pagamentos, finanças de empresas, impostos de renda e coisas do tipo.</text:span></text:p>
      <text:p text:style-name="P3"><text:soft-page-break/><text:span text:style-name="T9">Conhecimento Universal (Sab) </text:span><text:span text:style-name="T4">– está perícia representa todo o conhecimento que seu personagem tem sobre o universo, onde o nível 5 do conhecimento sobre os outros planos existentes.</text:span></text:p>
      <text:p text:style-name="P3"><text:span text:style-name="T9">Criptografia (Int)</text:span><text:span text:style-name="T4"> – Conhecimento de como quebrar ou criar códigos secretos.</text:span></text:p>
      <text:p text:style-name="P3"><text:span text:style-name="T9">Disfarce (Int ou Car) </text:span><text:span text:style-name="T4">– habilidade de criar disfarces, de se passar por outra pessoa.</text:span></text:p>
      <text:p text:style-name="P3"><text:span text:style-name="T9">Economia (Int)</text:span><text:span text:style-name="T4"> – Conhecimento de economia, finanças nacionais e problemas econômicos.</text:span></text:p>
      <text:p text:style-name="P3"><text:span text:style-name="T9">Eletrônica (Int) </text:span><text:span text:style-name="T4">– Conhecimento de sistemas eletrônicos, criação de projetos e etc.</text:span></text:p>
      <text:p text:style-name="P3"><text:span text:style-name="T9">Etiqueta (Sab) </text:span><text:span text:style-name="T4">– esta perícia mostra quão formal é seu personagem perante pessoas acima de você em uma hierarquia.</text:span></text:p>
      <text:p text:style-name="P3"><text:span text:style-name="T9">Ensino (Int, Sab ou Car) </text:span><text:span text:style-name="T4">– Conhecimento didático, habilidade de dar aula e passar informação.</text:span></text:p>
      <text:p text:style-name="P3"><text:span text:style-name="T9">Espionagem (Int)</text:span><text:span text:style-name="T4"> – Conjunto de habilidades relacionadas com espiões, como instalação de câmeras secretas, perseguir sem ser visto, desarmar esquemas de segurança, etc.</text:span></text:p>
      <text:p text:style-name="P3"><text:span text:style-name="T9">Escrever (Int) </text:span><text:span text:style-name="T4">– Habilidade de escrever profissionalmente.</text:span></text:p>
      <text:p text:style-name="P3"><text:span text:style-name="T9">Estratégia Militar (Int ou Sab) </text:span><text:span text:style-name="T4">– Conhecimento de táticas militares, capacidade de reconhecer táticas militares dos inimigos, descobrir pontos fracos e estabelecer táticas de combates eficazes.</text:span></text:p>
      <text:p text:style-name="P3"><text:span text:style-name="T9">Explosivos (Int)</text:span><text:span text:style-name="T4"> – Armar e desarmar explosivos, criar bombas, etc.</text:span></text:p>
      <text:p text:style-name="P3"><text:span text:style-name="T9">Farmácia (Int) </text:span><text:span text:style-name="T4">– Conhecimento sobre remédios, drogas e qualquer outro medicamento.</text:span></text:p>
      <text:p text:style-name="P3"><text:span text:style-name="T9">Falsificação (Int) </text:span><text:span text:style-name="T4">– Habilidade de falsificar documentos, objetos de arte, dinheiro, etc.</text:span></text:p>
      <text:p text:style-name="P3"><text:span text:style-name="T9">Física (Int) </text:span><text:span text:style-name="T4">– Conhecimentos de Física no geral.</text:span></text:p>
      <text:p text:style-name="P3"><text:span text:style-name="T9">Finanças (Int) </text:span><text:span text:style-name="T4">– Perícia genérica que envolve economia, contabilidade, e áreas que envolve dinheiro como investimentos, taxas, etc.</text:span></text:p>
      <text:p text:style-name="P3"><text:span text:style-name="T9">Fotografia (Int ou Sab) </text:span><text:span text:style-name="T4">– Habilidade de bater fotos a nível profissional, analisar fotos, ampliar e trabalhar com imagens.</text:span></text:p>
      <text:p text:style-name="P3"><text:span text:style-name="T9">Geologia (Int ou Sab) </text:span><text:span text:style-name="T4">– Estudo do solo, eras geológica, etc.</text:span></text:p>
      <text:p text:style-name="P3"><text:span text:style-name="T9">Hacking (Int) </text:span><text:span text:style-name="T4">– Habilidade de invadir sistemas, criar vírus de computador, tomar controle de redes de comunicação, etc.</text:span></text:p>
      <text:p text:style-name="P3"><text:span text:style-name="T9">Herbalismo (Sab) </text:span><text:span text:style-name="T4">– Conhecimento para utilização de plantas para fins medicinais.</text:span></text:p>
      <text:p text:style-name="P3"><text:span text:style-name="T9">Investigação (Int ou Sab) </text:span><text:span text:style-name="T4">– Habilidade de reunir pistas, reunir evidências, deduzir, etc.</text:span></text:p>
      <text:p text:style-name="P3"><text:span text:style-name="T9">Linguística (Sab) </text:span><text:span text:style-name="T4">– Essa perícia dá ao personagem o conhecimento de qualquer língua. A cada nível da perícia o personagem fala +2 línguas, além disso essa é uma perícia que dá trabalho ser aprendida. Lembre-se de anotar na quinta ficha em Idiomas.</text:span></text:p>
      <text:p text:style-name="P3"><text:span text:style-name="T9">Literatura (Int ou Sab) </text:span><text:span text:style-name="T4">– Conhecimento acadêmico de obras literárias, capacidade de interpretação profissional de obras de art.</text:span></text:p>
      <text:p text:style-name="P3"><text:soft-page-break/><text:span text:style-name="T9">Runas e Simbolismo (Sab) – </text:span><text:span text:style-name="T4">Conhecimento de antigos símbolos, runas e sua aplicação em rituais, feitiços ou como marcações sagradas.</text:span></text:p>
      <text:p text:style-name="P3"/>
      <text:p text:style-name="P3"><text:span text:style-name="T9">Psicologia (Sab ou Int)</text:span><text:span text:style-name="T4"> – Conhecimento do comportamento humano, usado para analisar, prever e manipular ações e reações de indivíduos.</text:span></text:p>
      <text:p text:style-name="P3"><text:span text:style-name="T9">Engenharia (Int) – </text:span><text:span text:style-name="T4">Capacidade de projetar, construir e consertar estruturas e dispositivos mecânicos </text:span><text:span text:style-name="T16">ou eletrônicos.</text:span></text:p>
      <text:p text:style-name="P3"><text:span text:style-name="T10">Astrologia (Sab) –</text:span><text:span text:style-name="T16"> Conhecimento das estrelas, planetas e constelações, usado para fazer previsões ou entender influências astrológic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draw:fill-image draw:name="TemplatesPB" xlink:href="Pictures/10000000000003E800000587D810758411371ED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23cm" fo:margin-bottom="0.423cm" style:contextual-spacing="false" fo:text-align="justify" style:justify-single-word="false" fo:orphans="0" fo:widows="0" style:page-number="auto" style:writing-mode="lr-tb"/>
      <style:text-properties style:use-window-font-color="true" loext:opacity="0%" style:font-name="Open Sans" fo:font-family="'Open Sans'" style:font-style-name="Regular" style:font-family-generic="swiss" style:font-pitch="variable" fo:font-size="11pt" style:letter-kerning="true" style:font-name-asian="SimSun" style:font-family-asian="SimSun, 'Droid Sans Fallback'" style:font-size-asian="12pt" style:language-asian="zh" style:country-asian="CN" style:font-name-complex="Arial" style:font-family-complex="Arial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keep-with-next="always"/>
      <style:text-properties fo:text-transform="uppercase" fo:color="#c9211e" loext:opacity="100%" style:font-name="Jura" fo:font-family="Jura" fo:font-size="20pt" fo:font-weight="bold" style:letter-kerning="true" style:font-size-asian="25pt" style:font-weight-asian="bold" style:font-name-complex="Jura" style:font-family-complex="Jura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padding="0.049cm" fo:border-left="none" fo:border-right="none" fo:border-top="none" fo:border-bottom="1.5pt solid #018882" fo:keep-with-next="always">
        <style:tab-stops/>
      </style:paragraph-properties>
      <style:text-properties fo:text-transform="uppercase" fo:color="#018882" loext:opacity="100%" style:font-name="Jura" fo:font-family="Jura" fo:font-size="16pt" fo:font-weight="bold" style:font-size-asian="20pt" style:font-weight-asian="bold" style:font-name-complex="Jura" style:font-family-complex="Jur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text-align="start" style:justify-single-word="false" fo:keep-together="always" fo:padding-left="0.141cm" fo:padding-right="0.141cm" fo:padding-top="0.035cm" fo:padding-bottom="0.035cm" fo:border-left="none" fo:border-right="none" fo:border-top="none" fo:border-bottom="1.5pt solid #1c1c1c" fo:keep-with-next="always"/>
      <style:text-properties fo:text-transform="uppercase" fo:color="#111111" loext:opacity="100%" style:font-name="Jura" fo:font-family="Jura" fo:font-size="14pt" fo:font-weight="bold" style:font-size-asian="16pt" style:font-weight-asian="bold" style:font-name-complex="Jura" style:font-family-complex="Jur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style="normal" fo:font-weight="bold" style:font-size-asian="15pt" style:font-style-asian="italic" style:font-weight-asian="bold" style:font-name-complex="Jura" style:font-family-complex="Jur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5pt" fo:font-style="italic" style:font-size-asian="15pt" style:font-style-asian="italic" style:font-name-complex="Jura" style:font-family-complex="Jur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weight="bold" style:font-size-asian="14pt" style:font-weight-asian="bold" style:font-name-complex="Jura" style:font-family-complex="Jur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Tabelas" style:family="paragraph" style:parent-style-name="Standard">
      <style:paragraph-properties fo:margin-top="0.212cm" fo:margin-bottom="0.212cm" style:contextual-spacing="false" fo:text-align="start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margin-top="0.176cm" fo:margin-bottom="0.176cm" style:contextual-spacing="false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cm" style:contextual-spacing="false" fo:text-indent="0cm" style:auto-text-indent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cm" fo:page-height="29.6cm" style:num-format="1" style:print-orientation="portrait" fo:margin-top="2cm" fo:margin-bottom="1.27cm" fo:margin-left="1.27cm" fo:margin-right="1.27cm" style:writing-mode="lr-tb" style:layout-grid-color="#c0c0c0" style:layout-grid-lines="48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TemplatesPB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E800000587D810758411371EDA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emplatesPB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cl</meta:initial-creator>
    <meta:creation-date>2010-05-07T00:11:00</meta:creation-date>
    <dc:date>2024-08-30T17:27:34.046370720</dc:date>
    <meta:editing-cycles>85</meta:editing-cycles>
    <meta:editing-duration>PT1H54M36S</meta:editing-duration>
    <meta:generator>LibreOffice/7.5.3.2$Linux_X86_64 LibreOffice_project/9f56dff12ba03b9acd7730a5a481eea045e468f3</meta:generator>
    <meta:document-statistic meta:table-count="0" meta:image-count="0" meta:object-count="0" meta:page-count="5" meta:paragraph-count="84" meta:word-count="1448" meta:character-count="9902" meta:non-whitespace-character-count="8458"/>
    <meta:user-defined meta:name="KSOProductBuildVer">1046-11.1.0.8865</meta:user-defined>
  </office:meta>
</office:document-meta>
</file>